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RequestAttributes.removeAttribute( String name ,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.getSessionMut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RequestAttributes.registerDestructionCallback( String name , Runnable callback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RequestAttributes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.getAttribute( String name ,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.FacesRequestAttributes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RequestAttributes.getAttributeMap(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RequestAttributes.setAttribute( String name , Object value ,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.get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RequestAttributes.getFac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.resolveReference( String key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FacesRequestAttributes.getAttributeNames(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